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ivan-kokalovićs-cv"/>Ivan Kokalović’s CV<text:bookmark-end text:name="ivan-kokalovićs-cv"/></text:h>
      <text:list text:style-name="L1">
        <text:list-item>
          <text:p text:style-name="P1">Email: <text:a xlink:type="simple" xlink:href="mailto:ivankokalovic@protonmail.ch" office:name=""><text:span text:style-name="Definition">ivankokalovic@protonmail.ch</text:span></text:a></text:p>
        </text:list-item>
        <text:list-item>
          <text:p text:style-name="P1">Location: Bremen, Germany</text:p>
        </text:list-item>
        <text:list-item>
          <text:p text:style-name="P1">Website: <text:a xlink:type="simple" xlink:href="https://github.com/koke1997/" office:name=""><text:span text:style-name="Definition">github.comkoke1997</text:span></text:a></text:p>
        </text:list-item>
        <text:list-item>
          <text:p text:style-name="P1">LinkedIn: <text:a xlink:type="simple" xlink:href="https://linkedin.com/in/kokalovic" office:name=""><text:span text:style-name="Definition">kokalovic</text:span></text:a></text:p>
        </text:list-item>
        <text:list-item>
          <text:p text:style-name="P1">GitHub: <text:a xlink:type="simple" xlink:href="https://github.com/koke1997" office:name=""><text:span text:style-name="Definition">koke1997</text:span></text:a></text:p>
        </text:list-item>
      </text:list>
      <text:h text:style-name="Heading_20_1" text:outline-level="1"><text:bookmark-start text:name="experience"/>Experience<text:bookmark-end text:name="experience"/></text:h>
      <text:h text:style-name="Heading_20_2" text:outline-level="2"><text:bookmark-start text:name="backend-developer"/><text:span text:style-name="T1">Backend Developer</text:span><text:bookmark-end text:name="backend-developer"/></text:h>
      <text:p text:style-name="First_20_paragraph"><text:span text:style-name="T2">Leipzig, Saxony, Germany</text:span></text:p>
      <text:p text:style-name="Text_20_body"><text:span text:style-name="T2">June 2025 – present</text:span></text:p>
      <text:p text:style-name="Text_20_body"><text:span text:style-name="T2">Research Industrial Systems Engineering (RISE)</text:span></text:p>
      <text:list text:style-name="L2">
        <text:list-item>
          <text:p text:style-name="P2">Manage infrastructure, IAM, and backend development using Terragrunt, Java, Terraform, and Docker</text:p>
        </text:list-item>
        <text:list-item>
          <text:p text:style-name="P2">Build proof of concepts for new initiatives</text:p>
        </text:list-item>
        <text:list-item>
          <text:p text:style-name="P2">Work on infrastructure automation and deployment pipelines</text:p>
        </text:list-item>
      </text:list>
      <text:h text:style-name="Heading_20_2" text:outline-level="2"><text:bookmark-start text:name="technical-services-engineer"/><text:span text:style-name="T1">Technical Services Engineer</text:span><text:bookmark-end text:name="technical-services-engineer"/></text:h>
      <text:p text:style-name="First_20_paragraph"><text:span text:style-name="T2">Munich, Bavaria, Germany</text:span></text:p>
      <text:p text:style-name="Text_20_body"><text:span text:style-name="T2">Aug 2022 – June 2025</text:span></text:p>
      <text:p text:style-name="Text_20_body"><text:span text:style-name="T2">IDnow</text:span></text:p>
      <text:list text:style-name="L3">
        <text:list-item>
          <text:p text:style-name="P3">Managed Jira boards for technical issues within SLA-based priority system</text:p>
        </text:list-item>
        <text:list-item>
          <text:p text:style-name="P3">Performed Level 3 engineering tasks and provided pre- and post-sales technical support</text:p>
        </text:list-item>
        <text:list-item>
          <text:p text:style-name="P3">Maintained and developed OCR engines, delivered RCA statements for stakeholders</text:p>
        </text:list-item>
        <text:list-item>
          <text:p text:style-name="P3">Supported clients with SDK installations for Android and iOS platforms</text:p>
        </text:list-item>
        <text:list-item>
          <text:p text:style-name="P3">Wrote lambda functions for internal configuration system and fixed HOCON (Java) syntax errors</text:p>
        </text:list-item>
        <text:list-item>
          <text:p text:style-name="P3">Monitored and investigated errors using Graylog, Docker logs, and Grafana</text:p>
        </text:list-item>
        <text:list-item>
          <text:p text:style-name="P3">Developed internal scripts in Bash, Python, and PowerShell</text:p>
        </text:list-item>
        <text:list-item>
          <text:p text:style-name="P3">Created MySQL query templates and managed multiple Jira boards</text:p>
        </text:list-item>
        <text:list-item>
          <text:p text:style-name="P3">Coordinated technical feature requests and participated in customer escalation meetings</text:p>
        </text:list-item>
      </text:list>
      <text:h text:style-name="Heading_20_2" text:outline-level="2"><text:bookmark-start text:name="fraud-prevention-specialist"/><text:span text:style-name="T1">Fraud Prevention Specialist</text:span><text:bookmark-end text:name="fraud-prevention-specialist"/></text:h>
      <text:p text:style-name="First_20_paragraph"><text:span text:style-name="T2">Leipzig, Saxony, Germany</text:span></text:p>
      <text:p text:style-name="Text_20_body"><text:span text:style-name="T2">Oct 2021 – Aug 2022</text:span></text:p>
      <text:p text:style-name="Text_20_body"><text:span text:style-name="T2">IDnow</text:span></text:p>
      <text:list text:style-name="L4">
        <text:list-item>
          <text:p text:style-name="P4">Created real-time dashboard for fraud cases with data from multiple sources</text:p>
        </text:list-item>
        <text:list-item>
          <text:p text:style-name="P4">Set up OCR Tesseract for big data analysis</text:p>
        </text:list-item>
        <text:list-item>
          <text:p text:style-name="P4">Trained new members during onboarding phase</text:p>
        </text:list-item>
        <text:list-item>
          <text:p text:style-name="P4">Worked with security print experts from Interpol and Gemalto</text:p>
        </text:list-item>
        <text:list-item>
          <text:p text:style-name="P4">Prepared training materials for Fraud Prevention Specialists</text:p>
        </text:list-item>
        <text:list-item>
          <text:p text:style-name="P4">Participated in team that introduced internal AML system</text:p>
        </text:list-item>
        <text:list-item>
          <text:p text:style-name="P4">Served as technical contact point and conducted quarterly fraud analyses</text:p>
        </text:list-item>
      </text:list>
      <text:h text:style-name="Heading_20_2" text:outline-level="2"><text:bookmark-start text:name="ident-specialist"/><text:span text:style-name="T1">Ident Specialist</text:span><text:bookmark-end text:name="ident-specialist"/></text:h>
      <text:p text:style-name="First_20_paragraph"><text:span text:style-name="T2">Leipzig, Saxony, Germany</text:span></text:p>
      <text:p text:style-name="Text_20_body"><text:span text:style-name="T2">Mar 2021 – Sept 2021</text:span></text:p>
      <text:p text:style-name="Text_20_body"><text:span text:style-name="T2">IDnow</text:span></text:p>
      <text:list text:style-name="L5">
        <text:list-item>
          <text:p text:style-name="P5">Handled inbound requests and guided customers through identification process</text:p>
        </text:list-item>
        <text:list-item>
          <text:p text:style-name="P5">Performed manual reviews and managed night shifts with on-duty calls</text:p>
        </text:list-item>
        <text:list-item>
          <text:p text:style-name="P5">Reviewed and analyzed customer data to ensure compliance with requirements</text:p>
        </text:list-item>
        <text:list-item>
          <text:p text:style-name="P5">Collaborated with technical support team to resolve issues promptly</text:p>
        </text:list-item>
        <text:list-item>
          <text:p text:style-name="P5">Handled sensitive information with high level of discretion and professionalism</text:p>
        </text:list-item>
      </text:list>
      <text:h text:style-name="Heading_20_2" text:outline-level="2"><text:bookmark-start text:name="chief-executive-officer-and-founder"/><text:span text:style-name="T1">Chief Executive Officer and Founder</text:span><text:bookmark-end text:name="chief-executive-officer-and-founder"/></text:h>
      <text:p text:style-name="First_20_paragraph"><text:span text:style-name="T2">Mostar, Bosnia and Herzegovina</text:span></text:p>
      <text:p text:style-name="Text_20_body"><text:span text:style-name="T2">Mar 2019 – June 2020</text:span></text:p>
      <text:p text:style-name="Text_20_body"><text:span text:style-name="T2">In Voice d.o.o.</text:span></text:p>
      <text:list text:style-name="L6">
        <text:list-item>
          <text:p text:style-name="P6">Founded IT and marketing solutions company with initial capital of €500</text:p>
        </text:list-item>
        <text:list-item>
          <text:p text:style-name="P6">Registered company in Mostar under MBS number 58-01-0029-19</text:p>
        </text:list-item>
        <text:list-item>
          <text:p text:style-name="P6">Established employee-owned company structure outlined in internal statute</text:p>
        </text:list-item>
        <text:list-item>
          <text:p text:style-name="P6">Cultivated exceptional talent from within rather than external hiring</text:p>
        </text:list-item>
        <text:list-item>
          <text:p text:style-name="P6">Built teams that continue to thrive and make impact</text:p>
        </text:list-item>
      </text:list>
      <text:h text:style-name="Heading_20_2" text:outline-level="2"><text:bookmark-start text:name="information-technology-consultant"/><text:span text:style-name="T1">Information Technology Consultant</text:span><text:bookmark-end text:name="information-technology-consultant"/></text:h>
      <text:p text:style-name="First_20_paragraph"><text:span text:style-name="T2">Mostar, Bosnia and Herzegovina</text:span></text:p>
      <text:p text:style-name="Text_20_body"><text:span text:style-name="T2">Aug 2018 – Mar 2019</text:span></text:p>
      <text:p text:style-name="Text_20_body"><text:span text:style-name="T2">Media One</text:span></text:p>
      <text:list text:style-name="L7">
        <text:list-item>
          <text:p text:style-name="P7">Provided consulting and maintenance for VoIP systems</text:p>
        </text:list-item>
        <text:list-item>
          <text:p text:style-name="P7">Optimized hardware costs by leveraging optical fiber networks</text:p>
        </text:list-item>
        <text:list-item>
          <text:p text:style-name="P7">Built sales CRM using Google Apps with JSON, JavaScript, Python, C++, SQL</text:p>
        </text:list-item>
        <text:list-item>
          <text:p text:style-name="P7">Developed scalable invoice factoring system and automation scripts</text:p>
        </text:list-item>
        <text:list-item>
          <text:p text:style-name="P7">Secured investments from Berlin and Zagreb</text:p>
        </text:list-item>
        <text:list-item>
          <text:p text:style-name="P7">Built custom OCR endpoint with Beowulf cluster for invoice processing</text:p>
        </text:list-item>
        <text:list-item>
          <text:p text:style-name="P7">Developed custom dictionary for OCR engine and assembled distributed system from multiple machines</text:p>
        </text:list-item>
      </text:list>
      <text:h text:style-name="Heading_20_1" text:outline-level="1"><text:bookmark-start text:name="education"/>Education<text:bookmark-end text:name="education"/></text:h>
      <text:h text:style-name="Heading_20_2" text:outline-level="2"><text:bookmark-start text:name="university-of-mostar2018-present"/><text:span text:style-name="T1">University of Mostar</text:span><text:span text:style-name="T2">2018 – present</text:span><text:bookmark-end text:name="university-of-mostar2018-present"/></text:h>
      <text:p text:style-name="First_20_paragraph"><text:span text:style-name="T2">Bachelor’s degree (In Progress)</text:span> <text:span text:style-name="T2">in</text:span> <text:span text:style-name="T2">Information Technology</text:span></text:p>
      <text:list text:style-name="L8">
        <text:list-item>
          <text:p text:style-name="P8">Focus on databases, data science, and financial analysis</text:p>
        </text:list-item>
      </text:list>
      <text:h text:style-name="Heading_20_1" text:outline-level="1"><text:bookmark-start text:name="skills"/>Skills<text:bookmark-end text:name="skills"/></text:h>
      <text:p text:style-name="First_20_paragraph"><text:span text:style-name="T1">Backend &amp; Infrastructure:</text:span> Java, Terragrunt, Terraform, Docker, REST APIs</text:p>
      <text:p text:style-name="Text_20_body"><text:span text:style-name="T1">Programming Languages:</text:span> Python, Bash, PowerShell, JavaScript, C++, SQL</text:p>
      <text:p text:style-name="Text_20_body"><text:span text:style-name="T1">DevOps &amp; Monitoring:</text:span> Graylog, Grafana, Docker, Linux, SoftEther</text:p>
      <text:p text:style-name="Text_20_body"><text:span text:style-name="T1">Technologies &amp; Tools:</text:span> Jira, Confluence, MySQL, OCR (Tesseract), Lambda Functions, HOCON</text:p>
      <text:p text:style-name="Text_20_body"><text:span text:style-name="T1">Systems &amp; Methodologies:</text:span> IAM, SLA Management, AML Systems, Fraud Prevention, Technical Support</text:p>
      <text:p text:style-name="Text_20_body"><text:span text:style-name="T1">Soft Skills:</text:span> Creative Problem Solving, Project Management, Technical Documentation</text:p>
      <text:h text:style-name="Heading_20_1" text:outline-level="1"><text:bookmark-start text:name="certifications"/>Certifications<text:bookmark-end text:name="certifications"/></text:h>
      <text:p text:style-name="First_20_paragraph"><text:span text:style-name="T1">Python Essential Training:</text:span> LinkedIn Learning</text:p>
      <text:p text:style-name="Text_20_body"><text:span text:style-name="T1">Reactive Architecture - Introduction to Reactive Systems:</text:span> Lightbend Academy</text:p>
      <text:p text:style-name="Text_20_body"><text:span text:style-name="T1">OpenEDG Python Institute - Programming with Python:</text:span> Professional Certificate</text:p>
      <text:p text:style-name="Text_20_body"><text:span text:style-name="T1">Java Foundations by JetBrains:</text:span> Professional Certificate</text:p>
      <text:p text:style-name="Text_20_body"><text:span text:style-name="T1">Jira Fundamentals Badge:</text:span> Atlassian</text:p>
      <text:h text:style-name="Heading_20_1" text:outline-level="1"><text:bookmark-start text:name="projects"/>Projects<text:bookmark-end text:name="projects"/></text:h>
      <text:p text:style-name="First_20_paragraph"><text:span text:style-name="T1">LabanCompiler:</text:span> Computer vision tool converting video to Labanotation dance notation (Python, 7 stars)</text:p>
      <text:p text:style-name="Text_20_body"><text:span text:style-name="T1">ScalaCast:</text:span> Distributed video streaming server with peer discovery and fault tolerance (Scala)</text:p>
      <text:p text:style-name="Text_20_body"><text:span text:style-name="T1">Terraform MCP Server:</text:span> Model Context Protocol server for Terraform/IaC automation (Go)</text:p>
      <text:p text:style-name="Text_20_body"><text:span text:style-name="T1">Kolo:</text:span> Keycloak CI/CD automation toolkit (TypeScript)</text:p>
      <text:h text:style-name="Heading_20_1" text:outline-level="1"><text:bookmark-start text:name="languages-spoken"/>Languages Spoken<text:bookmark-end text:name="languages-spoken"/></text:h>
      <text:p text:style-name="First_20_paragraph"><text:span text:style-name="T1">Languages:</text:span> German (Native), English (Native), Croatian (Native), Serbian (Native), Slovenian (Limited), Spanish (Elementary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8.3</meta:generator>
    <dc:title/>
    <dc:description/>
    <dc:subject/>
    <meta:keyword/>
    <meta:initial-creator/>
    <dc:creator/>
    <meta:creation-date>2026-01-15T00:59:11Z</meta:creation-date>
    <dc:date>2026-01-15T00:59:11Z</dc:date>
  </office:meta>
</office:document-meta>
</file>